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K DUMP</text:p>
      <text:p text:style-name="Standard"/>
      <text:p text:style-name="Standard"/>
      <text:p text:style-name="Standard"><text:tab/>Mearm home:</text:p>
      <text:p text:style-name="Standard"><text:tab/><text:tab/>https://www.mearm.com/pages/instructions</text:p>
      <text:p text:style-name="Standard"><text:tab/></text:p>
      <text:p text:style-name="Standard"><text:tab/>Mearm setup:</text:p>
      <text:p text:style-name="Standard"><text:tab/><text:tab/>http://mearm.io/guides/%5Bv1.4%5DMeArm%20v1.0%20Manual.pdf</text:p>
      <text:p text:style-name="Standard"><text:tab/></text:p>
      <text:p text:style-name="Standard"><text:tab/>Code to show angles for servos:</text:p>
      <text:p text:style-name="Standard"><text:tab/><text:tab/>https://codebender.cc/sketch:137567#MeArm_Joy_Slide.ino</text:p>
      <text:p text:style-name="Standard"><text:tab/></text:p>
      <text:p text:style-name="Standard"><text:tab/>Base code for Irremote trial:</text:p>
      <text:p text:style-name="Standard"><text:tab/><text:tab/>http://langster1980.blogspot.com/2015/04/mearm.html</text:p>
      <text:p text:style-name="Standard"><text:tab/></text:p>
      <text:p text:style-name="Standard"><text:tab/>Set up for the IR:</text:p>
      <text:p text:style-name="Standard"><text:tab/><text:tab/>http://www.instructables.com/id/The-Easiest-Way-to-Use-Any-IR-Remote-with-Ardiuno/?ALLSTEPS</text:p>
      <text:p text:style-name="Standard"><text:tab/></text:p>
      <text:p text:style-name="Standard"><text:tab/>Code to trace HEX codes given off by remote:</text:p>
      <text:p text:style-name="Standard"><text:tab/><text:tab/>http://www.instructables.com/id/Arduino-Infrared-Remote-tutorial/?ALLSTEP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7:40:45</meta:creation-date>
    <dc:date>2016-03-22T15:57:51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8" meta:word-count="37" meta:character-count="546" meta:non-whitespace-character-count="499"/>
  </office:meta>
</office:document-meta>
</file>